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2E0000026648749F33BBBA5D25.png" manifest:media-type="image/png"/>
  <manifest:file-entry manifest:full-path="Pictures/10000000000003C0000002D35016DE9FAEC99586.jpg" manifest:media-type="image/jpeg"/>
  <manifest:file-entry manifest:full-path="Pictures/10000000000005870000016DDD47C8F409409B1E.jpg" manifest:media-type="image/jpeg"/>
  <manifest:file-entry manifest:full-path="Pictures/100001160000635200004AD4F616788E949B4D8F.wmf" manifest:media-type="image/x-wmf"/>
  <manifest:file-entry manifest:full-path="Pictures/100002010000018B0000009F0ACBBB68DAF543E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Arial1" svg:font-family="Arial" style:font-pitch="variable"/>
    <style:font-face style:name="Lucida Sans Unicode1" svg:font-family="'Lucida Sans Unicode'" style:font-pitch="variable"/>
    <style:font-face style:name="Tahoma3" svg:font-family="Tahoma" style:font-pitch="variable"/>
    <style:font-face style:name="Arial3" svg:font-family="Arial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Arial2" svg:font-family="Arial" style:font-family-generic="swiss" style:font-pitch="variable"/>
    <style:font-face style:name="MS Gothic1" svg:font-family="'MS Gothic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_20_Design-outline1">
      <style:graphic-properties fo:min-height="13.889cm"/>
    </style:style>
    <style:style style:name="pr2" style:family="presentation" style:parent-style-name="Default_20_Design-notes">
      <style:graphic-properties draw:fill-color="#ffffff" fo:min-height="12.418cm" fo:wrap-option="wrap"/>
    </style:style>
    <style:style style:name="pr3" style:family="presentation" style:parent-style-name="Default_20_Design-outline1">
      <style:graphic-properties fo:min-height="12.567cm"/>
    </style:style>
    <style:style style:name="pr4" style:family="presentation" style:parent-style-name="Default_20_Design-notes">
      <style:graphic-properties draw:fill-color="#ffffff" fo:min-height="11.171cm"/>
    </style:style>
    <style:style style:name="P1" style:family="paragraph">
      <loext:graphic-properties draw:fill-color="#ffffff"/>
      <style:paragraph-properties style:punctuation-wrap="hanging" style:line-break="strict" style:writing-mode="lr-tb"/>
      <style:text-properties style:font-name="Lucida Console1"/>
    </style:style>
    <style:style style:name="P2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Design" presentation:presentation-page-layout-name="AL1T1" presentation:use-date-time-name="dtd1">
        <office:forms form:automatic-focus="false" form:apply-design-mode="false"/>
        <draw:frame presentation:style-name="Default_20_Design-title" draw:layer="layout" svg:width="22.86cm" svg:height="3.176cm" svg:x="1.27cm" svg:y="0.762cm" presentation:class="title" presentation:user-transformed="true">
          <draw:text-box>
            <text:p>A counter-example of real scheduling problem</text:p>
          </draw:text-box>
        </draw:frame>
        <draw:frame presentation:style-name="pr1" draw:layer="layout" svg:width="22.86cm" svg:height="15.08cm" svg:x="1.27cm" svg:y="4.445cm" presentation:class="outline" presentation:user-transformed="true">
          <draw:text-box>
            <text:list text:style-name="L2">
              <text:list-item>
                <text:p><text:span text:style-name="T1">The job-shop, the RCPSP</text:span></text:p>
                <text:list>
                  <text:list-item>
                    <text:p><text:span text:style-name="T2">Resource/Machines over-simplified</text:span></text:p>
                    <text:list>
                      <text:list-item>
                        <text:p><text:span text:style-name="T3">Add: setup-times, states, alignments, inventories (reservoirs), execution conditions (e.g. safety level),...</text:span></text:p>
                      </text:list-item>
                    </text:list>
                  </text:list-item>
                  <text:list-item>
                    <text:p><text:span text:style-name="T2">All operations are performed in a unique way</text:span></text:p>
                    <text:list>
                      <text:list-item>
                        <text:p><text:span text:style-name="T3">Add: resource allocation, optional operations, alternative recipes, hierarchical decomposition (→ AI Planning direction)</text:span></text:p>
                      </text:list-item>
                    </text:list>
                  </text:list-item>
                  <text:list-item>
                    <text:p><text:span text:style-name="T2">Objective function is completely non-realistic</text:span></text:p>
                    <text:list>
                      <text:list-item>
                        <text:p><text:span text:style-name="T3">In reality: earli/tardiness costs, non-execution cost, resource related costs, …</text:span></text:p>
                      </text:list-item>
                    </text:list>
                  </text:list-item>
                  <text:list-item>
                    <text:p><text:span text:style-name="T2">Real problems are often much larger than size of current benchmark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" presentation:class="page"/>
          <draw:frame presentation:style-name="pr2" draw:text-style-name="P1" draw:layer="layout" svg:width="15.24cm" svg:height="12.678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Design" presentation:presentation-page-layout-name="AL1T1" presentation:use-date-time-name="dtd1">
        <office:forms form:automatic-focus="false" form:apply-design-mode="false"/>
        <draw:frame presentation:style-name="Default_20_Design-title" draw:layer="layout" svg:width="22.86cm" svg:height="3.176cm" svg:x="1.27cm" svg:y="0.762cm" presentation:class="title">
          <draw:text-box>
            <text:p>CP Optimizer is a very atypical CP solver</text:p>
          </draw:text-box>
        </draw:frame>
        <draw:frame presentation:style-name="pr3" draw:layer="layout" svg:width="22.86cm" svg:height="12.827cm" svg:x="1.27cm" svg:y="4.445cm" presentation:class="outline" presentation:user-transformed="true">
          <draw:text-box>
            <text:list text:style-name="L2">
              <text:list-item>
                <text:p>Few global constraints</text:p>
              </text:list-item>
              <text:list-item>
                <text:p>More new types of variables due to the introduction of scheduling concepts (intervals, functions, sequences)</text:p>
              </text:list-item>
              <text:list-item>
                <text:p>Focus on a Model&amp;Run approach:</text:p>
                <text:list>
                  <text:list-item>
                    <text:p>Search extension (user defined constraints and search) is NOT encouraged</text:p>
                  </text:list-item>
                  <text:list-item>
                    <text:p>Few search parameter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4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_20_Design" presentation:presentation-page-layout-name="AL1T1" presentation:use-date-time-name="dtd1">
        <office:forms form:automatic-focus="false" form:apply-design-mode="false"/>
        <draw:frame presentation:style-name="Default_20_Design-title" draw:layer="layout" svg:width="22.86cm" svg:height="3.176cm" svg:x="1.27cm" svg:y="0.762cm" presentation:class="title">
          <draw:text-box>
            <text:p>CP Optimizer is a very atypical CP solver</text:p>
          </draw:text-box>
        </draw:frame>
        <draw:frame presentation:style-name="pr3" draw:layer="layout" svg:width="22.86cm" svg:height="12.827cm" svg:x="1.27cm" svg:y="4.445cm" presentation:class="outline" presentation:user-transformed="true">
          <draw:text-box>
            <text:list text:style-name="L2">
              <text:list-item>
                <text:p>Many other ingredients than CP in CPO (e.g. linear relaxations)</text:p>
              </text:list-item>
              <text:list-item>
                <text:p>CPO is not “just” and exact algorithm, … it also embeds a lot of meta-heuristic search to converge on good solutions and tackle (very) large scheduling problems…</text:p>
              </text:list-item>
              <text:list-item>
                <text:p>Is CPO still a CP solver ?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3" presentation:class="page"/>
          <draw:frame presentation:style-name="pr4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Arial1" svg:font-family="Arial" style:font-pitch="variable"/>
    <style:font-face style:name="Lucida Sans Unicode1" svg:font-family="'Lucida Sans Unicode'" style:font-pitch="variable"/>
    <style:font-face style:name="Tahoma3" svg:font-family="Tahoma" style:font-pitch="variable"/>
    <style:font-face style:name="Arial3" svg:font-family="Arial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Arial2" svg:font-family="Arial" style:font-family-generic="swiss" style:font-pitch="variable"/>
    <style:font-face style:name="MS Gothic1" svg:font-family="'MS Gothic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Lucida Sans Unicode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bullet text:level="1" text:bullet-char="">
            <style:list-level-properties text:min-label-width="0.4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45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7889fb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line-through-type="none" style:text-position="0% 100%" style:font-name="Tahoma" fo:font-family="Tahoma" style:font-family-generic="swiss" style:font-pitch="variable" fo:font-size="36pt" fo:font-style="normal" fo:text-shadow="none" style:text-underline-style="none" fo:font-weight="bold" style:letter-kerning="true" style:font-name-asian="Tahoma" style:font-family-asian="Tahoma" style:font-family-generic-asian="swiss" style:font-pitch-asian="variable" style:font-size-asian="36pt" style:font-style-asian="normal" style:font-weight-asian="bold" style:font-name-complex="Tahoma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Design-background" style:display-name="Default Design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Default_20_Design-backgroundobjects" style:display-name="Default Design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Default_20_Design-backgroundobjects" style:display-name="Default Desig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notes" style:display-name="Default Design-notes" style:family="presentation">
      <style:graphic-properties draw:stroke="none" draw:fill="none" fo:padding-top="0.13cm" fo:padding-bottom="0.13cm" fo:padding-left="0.25cm" fo:padding-right="0.25cm" fo:wrap-option="no-wrap">
        <text:list-style style:name="Default_20_Design-notes" style:display-name="Default Desig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12pt" fo:font-style="normal" fo:text-shadow="none" style:text-underline-style="none" fo:font-weight="normal" style:font-name-asian="Arial2" style:font-family-asian="Arial" style:font-family-generic-asian="swiss" style:font-pitch-asian="variable" style:font-size-asian="12pt" style:font-style-asian="normal" style:font-weight-asian="normal" style:font-name-complex="Arial2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20_Design-outline1" style:display-name="Default Design-outline1" style:family="presentation">
      <style:graphic-properties draw:stroke="none" draw:fill="none" fo:padding-top="0.13cm" fo:padding-bottom="0.13cm" fo:padding-left="0.25cm" fo:padding-right="0.25cm" fo:wrap-option="no-wrap">
        <text:list-style style:name="Default_20_Design-outline1" style:display-name="Default Design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font-name-asian="Arial2" style:font-family-asian="Arial" style:font-family-generic-asian="swiss" style:font-pitch-asian="variable" style:font-size-asian="32pt" style:font-style-asian="normal" style:font-weight-asian="normal" style:font-name-complex="Arial2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esign-outline2" style:display-name="Default Design-outline2" style:family="presentation" style:parent-style-name="Default_20_Design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name-asian="Arial2" style:font-family-asian="Arial" style:font-family-generic-asian="swiss" style:font-pitch-asian="variable" style:font-size-asian="28pt" style:font-style-asian="normal" style:font-weight-asian="normal" style:font-name-complex="Arial2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_20_Design-outline3" style:display-name="Default Design-outline3" style:family="presentation" style:parent-style-name="Default_20_Design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_20_Design-outline4" style:display-name="Default Design-outline4" style:family="presentation" style:parent-style-name="Default_20_Design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5" style:display-name="Default Design-outline5" style:family="presentation" style:parent-style-name="Default_20_Design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6" style:display-name="Default Design-outline6" style:family="presentation" style:parent-style-name="Default_20_Design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7" style:display-name="Default Design-outline7" style:family="presentation" style:parent-style-name="Default_20_Design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8" style:display-name="Default Design-outline8" style:family="presentation" style:parent-style-name="Default_20_Design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9" style:display-name="Default Design-outline9" style:family="presentation" style:parent-style-name="Default_20_Design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subtitle" style:display-name="Default Design-subtitle" style:family="presentation">
      <style:graphic-properties draw:stroke="none" draw:fill="none" draw:textarea-vertical-align="middle" fo:wrap-option="no-wrap">
        <text:list-style style:name="Default_20_Design-subtitle" style:display-name="Default Desig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font-name-asian="Arial2" style:font-family-asian="Arial" style:font-family-generic-asian="swiss" style:font-pitch-asian="variable" style:font-size-asian="32pt" style:font-style-asian="normal" style:font-weight-asian="normal" style:font-name-complex="Arial2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esign-title" style:display-name="Default Design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>
        <text:list-style style:name="Default_20_Design-title" style:display-name="Default Design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44pt" fo:font-style="normal" fo:text-shadow="none" style:text-underline-style="none" fo:font-weight="normal" style:font-name-asian="Arial2" style:font-family-asian="Arial" style:font-family-generic-asian="swiss" style:font-pitch-asian="variable" style:font-size-asian="44pt" style:font-style-asian="normal" style:font-weight-asian="normal" style:font-name-complex="Arial2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LOG-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ILOG-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ILOG-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ILOG-IBM-notes" style:family="presentation">
      <style:graphic-properties draw:stroke="none" draw:fill="none" fo:padding-top="0.13cm" fo:padding-bottom="0.13cm" fo:padding-left="0.25cm" fo:padding-right="0.25cm" fo:wrap-option="no-wrap">
        <text:list-style style:name="ILOG-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12pt" fo:font-style="normal" fo:text-shadow="none" style:text-underline-style="none" fo:font-weight="normal" style:font-name-asian="Arial2" style:font-family-asian="Arial" style:font-family-generic-asian="swiss" style:font-pitch-asian="variable" style:font-size-asian="12pt" style:font-style-asian="normal" style:font-weight-asian="normal" style:font-name-complex="Arial2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LOG-IBM-outline1" style:family="presentation">
      <style:graphic-properties draw:stroke="none" draw:fill="none" fo:padding-top="0.13cm" fo:padding-bottom="0.13cm" fo:padding-left="0.25cm" fo:padding-right="0.25cm" fo:wrap-option="no-wrap">
        <text:list-style style:name="ILOG-IBM-outline1">
          <text:list-level-style-bullet text:level="1" text:bullet-char="">
            <style:list-level-properties text:min-label-width="0.811cm"/>
            <style:text-properties fo:font-family="Wingdings" style:font-pitch="variable" style:font-charset="x-symbol" fo:color="#175f9e" fo:font-size="100%"/>
          </text:list-level-style-bullet>
          <text:list-level-style-bullet text:level="2" text:bullet-char="">
            <style:list-level-properties text:space-before="1.27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'Arial Unicode MS'" style:font-family-generic="swiss" style:font-pitch="fixed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20%" fo:text-align="start" fo:text-indent="0cm" style:punctuation-wrap="hanging" style:line-break="strict" style:font-independent-line-spacing="true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  <style:text-properties fo:color="#175f9e" style:text-outline="false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2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LOG-IBM-outline2" style:family="presentation" style:parent-style-name="ILOG-IBM-outline1">
      <style:paragraph-properties fo:margin-left="0cm" fo:margin-right="0cm" fo:margin-top="0.211cm" fo:margin-bottom="0cm" fo:line-height="12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ILOG-IBM-outline3" style:family="presentation" style:parent-style-name="ILOG-IBM-outline2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LOG-IBM-outline4" style:family="presentation" style:parent-style-name="ILOG-IBM-outline3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LOG-IBM-outline5" style:family="presentation" style:parent-style-name="ILOG-IBM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6" style:family="presentation" style:parent-style-name="ILOG-IBM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7" style:family="presentation" style:parent-style-name="ILOG-IBM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8" style:family="presentation" style:parent-style-name="ILOG-IBM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9" style:family="presentation" style:parent-style-name="ILOG-IBM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subtitle" style:family="presentation">
      <style:graphic-properties draw:stroke="none" draw:fill="none" draw:textarea-vertical-align="middle" fo:wrap-option="no-wrap">
        <text:list-style style:name="ILOG-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'Arial Unicode MS'" style:font-family-generic="swiss" style:font-pitch="fixed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2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28pt" fo:font-style="italic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italic" style:font-weight-asian="normal" style:font-name-complex="Tahoma2" style:font-family-complex="Tahoma" style:font-family-generic-complex="system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ILOG-IBM-title" style:family="presentation">
      <style:graphic-properties draw:stroke="none" draw:fill="none" draw:fill-color="#568bba" draw:textarea-horizontal-align="justify" draw:textarea-vertical-align="middle" draw:auto-grow-height="false" draw:auto-grow-width="false" fo:min-height="2.754cm" fo:min-width="0cm" fo:padding-top="0.13cm" fo:padding-bottom="0.13cm" fo:padding-left="0.25cm" fo:padding-right="0.25cm" fo:wrap-option="wrap" draw:shadow="hidden" draw:shadow-color="#ebebeb">
        <text:list-style style:name="ILOG-IBM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7889fb" draw:textarea-horizontal-align="justify" draw:textarea-vertical-align="top" draw:auto-grow-height="false" fo:padding-top="0.128cm" fo:padding-bottom="0.128cm" fo:padding-left="0.256cm" fo:padding-right="0.256cm" fo:wrap-option="wrap" draw:shadow="hidden" draw:shadow-color="#808080"/>
    </style:style>
    <style:style style:name="Mgr8" style:family="graphic" style:parent-style-name="standard">
      <style:graphic-properties draw:stroke="none" draw:fill="none" draw:textarea-horizontal-align="center" draw:textarea-vertical-align="middl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.025cm, 0cm)" draw:image-opacity="100%" style:mirror="none"/>
    </style:style>
    <style:style style:name="Mgr10" style:family="graphic" style:parent-style-name="standard">
      <style:graphic-properties draw:stroke="none" draw:fill="solid" draw:fill-color="#fefffe" draw:opacity="49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 style:list-style-name="ML1">
      <style:graphic-properties draw:stroke="none" draw:fill="none" draw:fill-color="#7889fb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Mgr12" style:family="graphic" style:parent-style-name="standard">
      <style:graphic-properties draw:stroke="none" draw:fill="none" draw:fill-color="#568bba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Mgr13" style:family="graphic" style:parent-style-name="standard">
      <style:graphic-properties draw:stroke="none" draw:fill="none" draw:fill-color="#568bba" draw:textarea-horizontal-align="left" draw:textarea-vertical-align="middle" draw:auto-grow-height="false" fo:padding-top="0.13cm" fo:padding-bottom="0.13cm" fo:padding-left="0.25cm" fo:padding-right="0.25cm" fo:wrap-option="wrap" draw:shadow="hidden" draw:shadow-color="#ebebeb"/>
    </style:style>
    <style:style style:name="Mgr14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draw:fill="none" draw:fill-color="#7889fb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7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8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9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0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1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2" style:family="presentation" style:parent-style-name="Default_20_Design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3" style:family="presentation" style:parent-style-name="ILOG-IBM-backgroundobjects" style:list-style-name="ML4">
      <style:graphic-properties draw:stroke="none" draw:fill="none" draw:fill-color="#568bba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ebebeb"/>
    </style:style>
    <style:style style:name="Mpr14" style:family="presentation" style:parent-style-name="ILOG-IBM-backgroundobjects" style:list-style-name="ML4">
      <style:graphic-properties draw:stroke="none" draw:fill="none" draw:fill-color="#568bba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ebebeb"/>
    </style:style>
    <style:style style:name="Mpr15" style:family="presentation" style:parent-style-name="ILOG-IBM-backgroundobjects" style:list-style-name="ML4">
      <style:graphic-properties draw:stroke="none" draw:fill="none" draw:fill-color="#568bba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ebebeb"/>
    </style:style>
    <style:style style:name="Mpr16" style:family="presentation" style:parent-style-name="ILOG-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LOG-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7" style:family="paragraph">
      <style:paragraph-properties fo:margin-left="0cm" fo:margin-right="0cm" fo:line-height="100%" fo:text-align="end" fo:text-indent="0cm"/>
    </style:style>
    <style:style style:name="MP8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7889fb"/>
      <style:paragraph-properties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loext:graphic-properties draw:fill="none"/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3" style:family="paragraph">
      <loext:graphic-properties draw:fill="solid" draw:fill-color="#fefffe" draw:opacity="49%"/>
      <style:paragraph-properties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line-height="90%" fo:text-align="center" fo:text-indent="0cm"/>
    </style:style>
    <style:style style:name="MP15" style:family="paragraph">
      <loext:graphic-properties draw:fill="none" draw:fill-color="#7889fb"/>
      <style:paragraph-properties fo:margin-left="0cm" fo:margin-right="0cm" fo:line-height="90%" fo:text-align="center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text-indent="0cm" style:punctuation-wrap="simple" style:line-break="strict" style:writing-mode="lr-tb"/>
    </style:style>
    <style:style style:name="MP17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8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9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20" style:family="paragraph">
      <loext:graphic-properties draw:fill="none" draw:fill-color="#ffffff"/>
      <style:paragraph-properties fo:margin-left="0cm" fo:margin-right="0cm" fo:line-height="100%" fo:text-align="start" fo:text-indent="0cm" style:punctuation-wrap="simple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simple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end" fo:text-indent="0cm" style:punctuation-wrap="simple" style:line-break="strict" style:writing-mode="lr-tb" style:font-independent-line-spacing="true"/>
    </style:style>
    <style:style style:name="MP24" style:family="paragraph">
      <style:paragraph-properties fo:margin-left="0cm" fo:margin-right="0cm" fo:text-indent="0cm" style:punctuation-wrap="simple" style:line-break="normal" style:writing-mode="lr-tb"/>
    </style:style>
    <style:style style:name="MP25" style:family="paragraph">
      <loext:graphic-properties draw:fill="none" draw:fill-color="#568bba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MP26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MP27" style:family="paragraph">
      <loext:graphic-properties draw:fill="none" draw:fill-color="#568bba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MP28" style:family="paragraph">
      <loext:graphic-properties draw:fill="none" draw:fill-color="#568bba"/>
      <style:paragraph-properties style:punctuation-wrap="hanging" style:line-break="strict" style:writing-mode="lr-tb" style:font-independent-line-spacing="true"/>
    </style:style>
    <style:style style:name="MP29" style:family="paragraph">
      <style:paragraph-properties fo:margin-left="0cm" fo:margin-right="0cm" fo:text-align="end" fo:text-indent="0cm" style:punctuation-wrap="simple" style:line-break="normal" style:writing-mode="lr-tb"/>
    </style:style>
    <style:style style:name="MP30" style:family="paragraph">
      <loext:graphic-properties draw:fill="none" draw:fill-color="#568bba"/>
      <style:paragraph-properties fo:margin-left="0cm" fo:margin-right="0cm" fo:text-align="end" fo:text-indent="0cm" style:punctuation-wrap="simple" style:line-break="normal" style:writing-mode="lr-tb" style:font-independent-line-spacing="true"/>
    </style:style>
    <style:style style:name="MP31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MP32" style:family="paragraph">
      <loext:graphic-properties draw:fill="none" draw:fill-color="#bbe0e3"/>
      <style:paragraph-properties fo:margin-left="0cm" fo:margin-right="0cm" fo:text-align="end" fo:text-indent="0cm" style:punctuation-wrap="simple" style:line-break="normal" style:writing-mode="lr-tb" style:font-independent-line-spacing="true"/>
    </style:style>
    <style:style style:name="MP33" style:family="paragraph">
      <loext:graphic-properties draw:fill="none" draw:fill-color="#bbe0e3"/>
      <style:paragraph-properties fo:text-align="center" style:punctuation-wrap="hanging" style:line-break="strict" style:writing-mode="lr-tb"/>
      <style:text-properties fo:font-size="24pt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style:font-name="Tahoma" fo:font-size="8pt" style:font-name-asian="Tahoma" style:font-size-asian="8pt" style:font-name-complex="Tahoma" style:font-size-complex="8pt"/>
    </style:style>
    <style:style style:name="MT3" style:family="text">
      <style:text-properties fo:font-size="8pt" fo:language="en" fo:country="US" style:font-name-asian="Arial1" style:font-size-asian="8pt" style:font-name-complex="Arial1" style:font-size-complex="8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style:font-name="Tahoma" fo:font-size="16pt" style:font-name-asian="Tahoma" style:font-size-asian="16pt" style:font-name-complex="Tahoma" style:font-size-complex="16pt"/>
    </style:style>
    <style:style style:name="MT6" style:family="text">
      <style:text-properties style:font-name="Arial2" fo:font-size="14pt" fo:language="fr" fo:country="FR" style:font-size-asian="14pt" style:font-size-complex="14pt"/>
    </style:style>
    <style:style style:name="MT7" style:family="text">
      <style:text-properties style:font-name="Arial2" fo:font-size="12pt" fo:language="fr" fo:country="FR" style:font-size-asian="12pt" style:font-size-complex="12pt"/>
    </style:style>
    <style:style style:name="MT8" style:family="text">
      <style:text-properties fo:color="#ffffff" fo:font-size="10pt" style:font-size-asian="10pt" style:font-size-complex="10pt"/>
    </style:style>
    <style:style style:name="MT9" style:family="text">
      <style:text-properties fo:color="#ffffff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19-09-16">16 septembre 2019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draw:frame presentation:style-name="MyIBM-outline1" draw:layer="backgroundobjects" svg:width="24.13cm" svg:height="11.309cm" svg:x="0.507cm" svg:y="5.208cm" presentation:class="outline" presentation:placeholder="true">
        <draw:text-box/>
      </draw:frame>
      <draw:line draw:style-name="Mgr4" draw:text-style-name="MP6" draw:layer="backgroundobjects" svg:x1="0.763cm" svg:y1="1.526cm" svg:x2="24.637cm" svg:y2="1.526cm">
        <text:p/>
      </draw:line>
      <draw:custom-shape draw:name="Rectangle 6" draw:style-name="Mgr5" draw:text-style-name="MP8" draw:layer="backgroundobjects" svg:width="3.81cm" svg:height="0.511cm" svg:x="21.083cm" svg:y="18.404cm">
        <text:list text:style-name="ML1">
          <text:list-header>
            <text:p text:style-name="MP7"><text:span text:style-name="MT2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9cm" svg:height="0.595cm" svg:x="0.506cm" svg:y="18.41cm" presentation:class="page-number">
        <draw:text-box>
          <text:list text:style-name="ML1">
            <text:list-header>
              <text:p text:style-name="MP2"><text:span text:style-name="MT3"><text:page-number>&lt;number&gt;</text:page-number></text:span></text:p>
            </text:list-header>
          </text:list>
        </draw:text-box>
      </draw:frame>
      <draw:frame draw:style-name="Mgr6" draw:text-style-name="MP6" draw:layer="backgroundobjects" svg:width="1.636cm" svg:height="0.657cm" svg:x="23.001cm" svg:y="0.631cm">
        <draw:image xlink:href="Pictures/100002010000018B0000009F0ACBBB68DAF543E6.png" xlink:type="simple" xlink:show="embed" xlink:actuate="onLoad" loext:mime-type="image/png">
          <text:p/>
        </draw:image>
      </draw:frame>
      <draw:frame presentation:style-name="MyIBM-title" draw:layer="backgroundobjects" svg:width="24.13cm" svg:height="1.778cm" svg:x="0.507cm" svg:y="1.648cm" presentation:class="title" presentation:placeholder="true">
        <draw:text-box/>
      </draw:frame>
      <draw:custom-shape draw:style-name="Mgr7" draw:text-style-name="MP10" draw:layer="backgroundobjects" svg:width="16.51cm" svg:height="0.511cm" svg:x="4.47cm" svg:y="18.466cm">
        <text:p/>
        <draw:enhanced-geometry svg:viewBox="0 0 21600 21600" draw:type="rectangle" draw:enhanced-path="M 0 0 L 21600 0 21600 21600 0 21600 0 0 Z N"/>
      </draw:custom-shape>
      <draw:rect draw:style-name="Mgr8" draw:text-style-name="MP12" draw:layer="backgroundobjects" svg:width="8.636cm" svg:height="0.762cm" svg:x="8.382cm" svg:y="18.339cm">
        <text:list text:style-name="ML1">
          <text:list-header>
            <text:p text:style-name="MP11"><text:span text:style-name="MT2">Event </text:span></text:p>
          </text:list-header>
        </text:list>
      </draw:rect>
      <presentation:notes style:page-layout-name="PM0">
        <draw:frame presentation:style-name="Mpr2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2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3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draw:frame draw:name="Picture 16" draw:style-name="Mgr9" draw:text-style-name="MP6" draw:layer="backgroundobjects" svg:width="23.87cm" svg:height="6.2cm" svg:x="0.768cm" svg:y="10.16cm">
        <draw:image xlink:href="Pictures/10000000000005870000016DDD47C8F409409B1E.jpg" xlink:type="simple" xlink:show="embed" xlink:actuate="onLoad" loext:mime-type="image/jpeg">
          <text:p/>
        </draw:image>
        <svg:title>planet image.jpg</svg:title>
      </draw:frame>
      <draw:frame presentation:style-name="MyIBM_5f_Title-title" draw:layer="backgroundobjects" svg:width="24.249cm" svg:height="5.588cm" svg:x="0.388cm" svg:y="3.81cm" presentation:class="title" presentation:placeholder="true">
        <draw:text-box/>
      </draw:frame>
      <draw:frame presentation:style-name="MyIBM_5f_Title-subtitle" draw:layer="backgroundobjects" svg:width="22.194cm" svg:height="1.474cm" svg:x="0.507cm" svg:y="1.294cm" presentation:class="subtitle" presentation:placeholder="true">
        <draw:text-box/>
      </draw:frame>
      <draw:line draw:style-name="Mgr4" draw:text-style-name="MP6" draw:layer="backgroundobjects" svg:x1="0.763cm" svg:y1="2.919cm" svg:x2="24.637cm" svg:y2="2.919cm">
        <text:p/>
      </draw:line>
      <draw:custom-shape draw:name="Rectangle 6" draw:style-name="Mgr5" draw:text-style-name="MP8" draw:layer="backgroundobjects" svg:width="3.81cm" svg:height="0.512cm" svg:x="21.083cm" svg:y="18.203cm">
        <text:list text:style-name="ML1">
          <text:list-header>
            <text:p text:style-name="MP7"><text:span text:style-name="MT2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6" draw:text-style-name="MP6" draw:layer="backgroundobjects" svg:width="1.636cm" svg:height="0.657cm" svg:x="23.001cm" svg:y="1.901cm">
        <draw:image xlink:href="Pictures/100002010000018B0000009F0ACBBB68DAF543E6.png" xlink:type="simple" xlink:show="embed" xlink:actuate="onLoad" loext:mime-type="image/png">
          <text:p/>
        </draw:image>
      </draw:frame>
      <draw:g>
        <draw:custom-shape draw:style-name="Mgr10" draw:text-style-name="MP13" draw:layer="backgroundobjects" svg:width="3.767cm" svg:height="1.277cm" svg:x="0.575cm" svg:y="10.056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3" draw:layer="backgroundobjects" svg:width="3.767cm" svg:height="1.281cm" svg:x="0.575cm" svg:y="12.51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3" draw:layer="backgroundobjects" svg:width="1.181cm" svg:height="1.277cm" svg:x="0.575cm" svg:y="14.98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3" draw:layer="backgroundobjects" svg:width="3.767cm" svg:height="1.277cm" svg:x="20.681cm" svg:y="10.056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3" draw:layer="backgroundobjects" svg:width="3.767cm" svg:height="1.281cm" svg:x="20.681cm" svg:y="12.51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3" draw:layer="backgroundobjects" svg:width="1.181cm" svg:height="1.277cm" svg:x="23.268cm" svg:y="14.98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3" draw:layer="backgroundobjects" svg:width="12.566cm" svg:height="1.277cm" svg:x="5.602cm" svg:y="10.056cm">
          <text:p/>
          <draw:enhanced-geometry svg:viewBox="0 0 2880 288" draw:type="non-primitive" draw:enhanced-path="M 0 0 L 0 288 2880 288 2838 256 C 2838 256 2728 169 2660 134 2592 99 2502 67 2430 46 2358 25 2283 18 2230 10 L 2112 0 0 0 Z N"/>
        </draw:custom-shape>
        <draw:custom-shape draw:style-name="Mgr10" draw:text-style-name="MP13" draw:layer="backgroundobjects" svg:width="13.937cm" svg:height="1.29cm" svg:x="5.602cm" svg:y="12.513cm">
          <text:p/>
          <draw:enhanced-geometry svg:viewBox="0 0 3194 290" draw:type="non-primitive" draw:enhanced-path="M 0 0 L 0 288 3194 290 3188 256 C 3182 232 3172 183 3160 146 3146 103 3128 58 3118 34 L 3102 2 0 0 Z N"/>
        </draw:custom-shape>
        <draw:custom-shape draw:style-name="Mgr10" draw:text-style-name="MP13" draw:layer="backgroundobjects" svg:width="4.021cm" svg:height="1.286cm" svg:x="15.658cm" svg:y="14.974cm">
          <text:p/>
          <draw:enhanced-geometry svg:viewBox="0 0 3194 290" draw:type="non-primitive" draw:enhanced-path="M 0 290 L 0 2 3194 0 3176 156 C 3169 198 3162 232 3150 254 L 3140 290 0 290 Z N"/>
        </draw:custom-shape>
        <draw:custom-shape draw:style-name="Mgr10" draw:text-style-name="MP13" draw:layer="backgroundobjects" svg:width="3.768cm" svg:height="1.277cm" svg:x="8.114cm" svg:y="14.983cm">
          <text:p/>
          <draw:enhanced-geometry svg:viewBox="0 0 21600 21600" draw:type="rectangle" draw:enhanced-path="M 0 0 L 21600 0 21600 21600 0 21600 0 0 Z N"/>
        </draw:custom-shape>
      </draw:g>
      <draw:custom-shape draw:style-name="Mgr11" draw:text-style-name="MP15" draw:layer="backgroundobjects" svg:width="3.889cm" svg:height="0.869cm" svg:x="10.755cm" svg:y="16.503cm">
        <text:list text:style-name="ML1">
          <text:list-header>
            <text:p text:style-name="MP14"><text:span text:style-name="MT5">May 28, 2014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yIBM_5f_Title-outline1" draw:layer="backgroundobjects" svg:width="22.859cm" svg:height="11.049cm" svg:x="1.27cm" svg:y="4.457cm" presentation:class="outline" presentation:placeholder="true">
        <draw:text-box/>
      </draw:frame>
      <draw:rect draw:style-name="Mgr8" draw:text-style-name="MP12" draw:layer="backgroundobjects" svg:width="8.636cm" svg:height="0.762cm" svg:x="8.382cm" svg:y="18.078cm">
        <text:list text:style-name="ML1">
          <text:list-header>
            <text:p text:style-name="MP11"><text:span text:style-name="MT2">Event </text:span></text:p>
          </text:list-header>
        </text:list>
      </draw:rect>
      <presentation:notes style:page-layout-name="PM0">
        <draw:frame presentation:style-name="Mpr4" draw:text-style-name="MP17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6"><text:span text:style-name="MT4"><presentation:header/></text:span></text:p>
              </text:list-header>
            </text:list>
          </draw:text-box>
        </draw:frame>
        <draw:frame presentation:style-name="Mpr4" draw:text-style-name="MP19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8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17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6"><text:span text:style-name="MT4"><presentation:footer/></text:span></text:p>
              </text:list-header>
            </text:list>
          </draw:text-box>
        </draw:frame>
        <draw:frame presentation:style-name="Mpr5" draw:text-style-name="MP19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Design" style:display-name="Default Design" style:page-layout-name="PM1" draw:style-name="Mdp1">
      <draw:frame presentation:style-name="Default_20_Design-title" draw:layer="backgroundobjects" svg:width="22.86cm" svg:height="3.176cm" svg:x="1.27cm" svg:y="0.762cm" presentation:class="title" presentation:placeholder="true">
        <draw:text-box/>
      </draw:frame>
      <draw:frame presentation:style-name="Default_20_Design-outline1" draw:layer="backgroundobjects" svg:width="22.86cm" svg:height="11.309cm" svg:x="1.27cm" svg:y="4.445cm" presentation:class="outline" presentation:placeholder="true">
        <draw:text-box/>
      </draw:frame>
      <draw:frame presentation:style-name="Mpr6" draw:text-style-name="MP20" draw:layer="backgroundobjects" svg:width="5.927cm" svg:height="1.324cm" svg:x="1.269cm" svg:y="17.347cm" presentation:class="date-time">
        <draw:text-box>
          <text:p/>
        </draw:text-box>
      </draw:frame>
      <draw:frame presentation:style-name="Mpr7" draw:text-style-name="MP21" draw:layer="backgroundobjects" svg:width="8.044cm" svg:height="1.324cm" svg:x="8.678cm" svg:y="17.347cm" presentation:class="footer">
        <draw:text-box>
          <text:p/>
        </draw:text-box>
      </draw:frame>
      <draw:frame presentation:style-name="Mpr8" draw:text-style-name="MP23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22"><text:span text:style-name="MT6"><text:page-number>&lt;number&gt;</text:page-number></text:span></text:p>
            </text:list-header>
          </text:list>
        </draw:text-box>
      </draw:frame>
      <presentation:notes style:page-layout-name="PM0">
        <draw:frame presentation:style-name="Mpr9" draw:text-style-name="MP20" draw:layer="backgroundobjects" svg:width="8.255cm" svg:height="1.271cm" svg:x="0.001cm" svg:y="0.001cm" presentation:class="header">
          <draw:text-box>
            <text:p/>
          </draw:text-box>
        </draw:frame>
        <draw:frame presentation:style-name="Mpr10" draw:text-style-name="MP23" draw:layer="backgroundobjects" svg:width="8.255cm" svg:height="1.271cm" svg:x="10.79cm" svg:y="0.001cm" presentation:class="date-time">
          <draw:text-box>
            <text:p/>
          </draw:text-box>
        </draw:frame>
        <draw:page-thumbnail presentation:style-name="Default_20_Design-title" draw:layer="backgroundobjects" svg:width="12.7cm" svg:height="9.526cm" svg:x="3.175cm" svg:y="1.904cm" presentation:class="page"/>
        <draw:frame presentation:style-name="Default_20_Design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20" draw:layer="backgroundobjects" svg:width="8.255cm" svg:height="1.271cm" svg:x="0.001cm" svg:y="24.125cm" presentation:class="footer">
          <draw:text-box>
            <text:p/>
          </draw:text-box>
        </draw:frame>
        <draw:frame presentation:style-name="Mpr12" draw:text-style-name="MP23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2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ILOG-IBM" style:page-layout-name="PM1" draw:style-name="Mdp1">
      <draw:frame draw:style-name="Mgr6" draw:text-style-name="MP6" draw:layer="backgroundobjects" svg:width="25.4cm" svg:height="19.129cm" svg:x="0cm" svg:y="0cm">
        <draw:image xlink:href="Pictures/10000000000003C0000002D35016DE9FAEC99586.jpg" xlink:type="simple" xlink:show="embed" xlink:actuate="onLoad" loext:mime-type="image/jpeg">
          <text:p/>
        </draw:image>
      </draw:frame>
      <draw:frame presentation:style-name="ILOG-IBM-outline1" draw:layer="backgroundobjects" svg:width="22.436cm" svg:height="11.309cm" svg:x="1.482cm" svg:y="2.963cm" presentation:class="outline" presentation:placeholder="true">
        <draw:text-box/>
      </draw:frame>
      <draw:frame presentation:style-name="Mpr13" draw:text-style-name="MP25" draw:layer="backgroundobjects" svg:width="5.291cm" svg:height="0.684cm" svg:x="0.211cm" svg:y="18.167cm" presentation:class="date-time">
        <draw:text-box>
          <text:list text:style-name="ML4">
            <text:list-header>
              <text:p text:style-name="MP24"><text:span text:style-name="MT8"><text:date style:data-style-name="D3" text:date-value="2019-09-16">09/16/19</text:date></text:span></text:p>
            </text:list-header>
          </text:list>
        </draw:text-box>
      </draw:frame>
      <draw:frame presentation:style-name="Mpr14" draw:text-style-name="MP27" draw:layer="backgroundobjects" svg:width="8.678cm" svg:height="1.271cm" svg:x="8.467cm" svg:y="17.777cm" presentation:class="footer">
        <draw:text-box>
          <text:list text:style-name="ML4">
            <text:list-header>
              <text:p text:style-name="MP26"><text:span text:style-name="MT8"><presentation:footer/></text:span></text:p>
            </text:list-header>
          </text:list>
        </draw:text-box>
      </draw:frame>
      <draw:custom-shape draw:style-name="Mgr12" draw:text-style-name="MP28" draw:layer="backgroundobjects" svg:width="7.06cm" svg:height="3.81cm" svg:x="20.32cm" svg:y="-4.657cm">
        <text:p/>
        <draw:enhanced-geometry svg:viewBox="0 0 21600 21600" draw:type="rectangle" draw:enhanced-path="M 0 0 L 21600 0 21600 21600 0 21600 0 0 Z N"/>
      </draw:custom-shape>
      <draw:frame presentation:style-name="Mpr15" draw:text-style-name="MP30" draw:layer="backgroundobjects" svg:width="5.292cm" svg:height="1.271cm" svg:x="20.106cm" svg:y="17.777cm" presentation:class="page-number">
        <draw:text-box>
          <text:list text:style-name="ML4">
            <text:list-header>
              <text:p text:style-name="MP29"><text:span text:style-name="MT9"><text:page-number>&lt;number&gt;</text:page-number></text:span></text:p>
            </text:list-header>
          </text:list>
        </draw:text-box>
      </draw:frame>
      <draw:custom-shape draw:style-name="Mgr13" draw:text-style-name="MP28" draw:layer="backgroundobjects" svg:width="15.028cm" svg:height="1.27cm" svg:x="8.255cm" svg:y="2.963cm">
        <text:p/>
        <draw:enhanced-geometry svg:viewBox="0 0 21600 21600" draw:type="rectangle" draw:enhanced-path="M 0 0 L 21600 0 21600 21600 0 21600 0 0 Z N"/>
      </draw:custom-shape>
      <draw:frame presentation:style-name="ILOG-IBM-title" draw:layer="backgroundobjects" svg:width="21.801cm" svg:height="2.753cm" svg:x="0.211cm" svg:y="0.001cm" presentation:class="title" presentation:placeholder="true">
        <draw:text-box/>
      </draw:frame>
      <presentation:notes style:page-layout-name="PM0">
        <draw:frame presentation:style-name="Mpr16" draw:text-style-name="MP31" draw:layer="backgroundobjects" svg:width="8.255cm" svg:height="1.271cm" svg:x="0.001cm" svg:y="0.001cm" presentation:class="header">
          <draw:text-box>
            <text:list text:style-name="ML1">
              <text:list-header>
                <text:p text:style-name="MP24"><text:span text:style-name="MT4"><presentation:header/></text:span></text:p>
              </text:list-header>
            </text:list>
          </draw:text-box>
        </draw:frame>
        <draw:frame presentation:style-name="Mpr16" draw:text-style-name="MP32" draw:layer="backgroundobjects" svg:width="8.255cm" svg:height="1.271cm" svg:x="10.79cm" svg:y="0.001cm" presentation:class="date-time">
          <draw:text-box>
            <text:list text:style-name="ML1">
              <text:list-header>
                <text:p text:style-name="MP29"><text:span text:style-name="MT4"><presentation:date-time/></text:span></text:p>
              </text:list-header>
            </text:list>
          </draw:text-box>
        </draw:frame>
        <draw:frame presentation:style-name="ILOG-IBM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31" draw:layer="backgroundobjects" svg:width="8.255cm" svg:height="1.271cm" svg:x="0.001cm" svg:y="24.125cm" presentation:class="footer">
          <draw:text-box>
            <text:list text:style-name="ML1">
              <text:list-header>
                <text:p text:style-name="MP24"><text:span text:style-name="MT4"><presentation:footer/></text:span></text:p>
              </text:list-header>
            </text:list>
          </draw:text-box>
        </draw:frame>
        <draw:frame presentation:style-name="Mpr17" draw:text-style-name="MP3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29"><text:span text:style-name="MT4"><text:page-number>&lt;number&gt;</text:page-number></text:span></text:p>
              </text:list-header>
            </text:list>
          </draw:text-box>
        </draw:frame>
        <draw:frame draw:style-name="Mgr14" draw:text-style-name="MP33" draw:layer="backgroundobjects" svg:width="11.642cm" svg:height="8.771cm" svg:x="3.175cm" svg:y="2.117cm">
          <draw:image xlink:href="Pictures/100001160000635200004AD4F616788E949B4D8F.wmf" xlink:type="simple" xlink:show="embed" xlink:actuate="onLoad" loext:mime-type="image/x-wmf">
            <text:p/>
          </draw:image>
          <draw:image xlink:href="Pictures/100002010000032E0000026648749F33BBBA5D25.png" xlink:type="simple" xlink:show="embed" xlink:actuate="onLoad" loext:mime-type="image/png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hilippe Laborie</meta:initial-creator>
    <meta:creation-date>2013-07-29T18:08:22.50</meta:creation-date>
    <meta:editing-cycles>628</meta:editing-cycles>
    <meta:editing-duration>P2DT10H53M39S</meta:editing-duration>
    <meta:generator>LibreOffice/6.2.3.2$MacOSX_X86_64 LibreOffice_project/aecc05fe267cc68dde00352a451aa867b3b546ac</meta:generator>
    <dc:date>2019-09-16T13:57:05.709451543</dc:date>
    <dc:creator>Philippe Laborie</dc:creator>
    <meta:document-statistic meta:object-count="88"/>
  </office:meta>
</office:document-meta>
</file>